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77mm"/>
    </style:style>
    <style:style style:name="co2" style:family="table-column">
      <style:table-column-properties fo:break-before="auto" style:column-width="11.1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9.03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10.37mm"/>
    </style:style>
    <style:style style:name="co11" style:family="table-column">
      <style:table-column-properties fo:break-before="auto" style:column-width="33.88mm"/>
    </style:style>
    <style:style style:name="co12" style:family="table-column">
      <style:table-column-properties fo:break-before="auto" style:column-width="48.74mm"/>
    </style:style>
    <style:style style:name="co13" style:family="table-column">
      <style:table-column-properties fo:break-before="auto" style:column-width="26.6mm"/>
    </style:style>
    <style:style style:name="co14" style:family="table-column">
      <style:table-column-properties fo:break-before="auto" style:column-width="23.51mm"/>
    </style:style>
    <style:style style:name="co15" style:family="table-column">
      <style:table-column-properties fo:break-before="auto" style:column-width="27.71mm"/>
    </style:style>
    <style:style style:name="co16" style:family="table-column">
      <style:table-column-properties fo:break-before="auto" style:column-width="28.56mm"/>
    </style:style>
    <style:style style:name="co17" style:family="table-column">
      <style:table-column-properties fo:break-before="auto" style:column-width="20.16mm"/>
    </style:style>
    <style:style style:name="co18" style:family="table-column">
      <style:table-column-properties fo:break-before="auto" style:column-width="31.36mm"/>
    </style:style>
    <style:style style:name="co19" style:family="table-column">
      <style:table-column-properties fo:break-before="auto" style:column-width="29.4mm"/>
    </style:style>
    <style:style style:name="co20" style:family="table-column">
      <style:table-column-properties fo:break-before="auto" style:column-width="34.17mm"/>
    </style:style>
    <style:style style:name="co21" style:family="table-column">
      <style:table-column-properties fo:break-before="auto" style:column-width="31.93mm"/>
    </style:style>
    <style:style style:name="co22" style:family="table-column">
      <style:table-column-properties fo:break-before="auto" style:column-width="10.64mm"/>
    </style:style>
    <style:style style:name="co23" style:family="table-column">
      <style:table-column-properties fo:break-before="auto" style:column-width="26.05mm"/>
    </style:style>
    <style:style style:name="co24" style:family="table-column">
      <style:table-column-properties fo:break-before="auto" style:column-width="7.27mm"/>
    </style:style>
    <style:style style:name="co25" style:family="table-column">
      <style:table-column-properties fo:break-before="auto" style:column-width="38.63mm"/>
    </style:style>
    <style:style style:name="co26" style:family="table-column">
      <style:table-column-properties fo:break-before="auto" style:column-width="5.87mm"/>
    </style:style>
    <style:style style:name="co27" style:family="table-column">
      <style:table-column-properties fo:break-before="auto" style:column-width="16.25mm"/>
    </style:style>
    <style:style style:name="co28" style:family="table-column">
      <style:table-column-properties fo:break-before="auto" style:column-width="4.5mm"/>
    </style:style>
    <style:style style:name="co29" style:family="table-column">
      <style:table-column-properties fo:break-before="auto" style:column-width="9.81mm"/>
    </style:style>
    <style:style style:name="co30" style:family="table-column">
      <style:table-column-properties fo:break-before="auto" style:column-width="11.77mm"/>
    </style:style>
    <style:style style:name="co31" style:family="table-column">
      <style:table-column-properties fo:break-before="auto" style:column-width="5.61mm"/>
    </style:style>
    <style:style style:name="co32" style:family="table-column">
      <style:table-column-properties fo:break-before="auto" style:column-width="84.84mm"/>
    </style:style>
    <style:style style:name="co33" style:family="table-column">
      <style:table-column-properties fo:break-before="auto" style:column-width="82.5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Research">
      <style:table-properties table:display="true" style:writing-mode="lr-tb"/>
    </style:style>
    <style:style style:name="ta2" style:family="table" style:master-page-name="PageStyle_5f_Split_20_Configuration_20__28_buildings_29_">
      <style:table-properties table:display="true" style:writing-mode="lr-tb"/>
    </style:style>
    <style:style style:name="ta3" style:family="table" style:master-page-name="PageStyle_5f_Concat_20_BuildingSplitsConfig">
      <style:table-properties table:display="true" style:writing-mode="lr-tb"/>
    </style:style>
    <style:style style:name="ta4" style:family="table" style:master-page-name="PageStyle_5f_Concat_20_BuildingsAddressList_20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ab4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fo:background-color="#bdbd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Split Configuration (buildings)'.$A$2:.$AMJ$2])" table:allow-empty-cell="true" table:display-list="unsorted" table:base-cell-address="'Concat BuildingsAddressList '.B2"/>
      </table:content-validations>
      <table:table table:name="Resear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8" table:default-cell-style-name="Default"/>
        <table:table-column table:style-name="co9" table:number-columns-repeated="988" table:default-cell-style-name="Default"/>
        <table:table-row table:style-name="ro1">
          <table:table-cell table:style-name="ce1"/>
          <table:table-cell table:style-name="ce4" office:value-type="string" calcext:value-type="string">
            <text:p>Time</text:p>
          </table:table-cell>
          <table:table-cell table:style-name="ce8" office:value-type="string" calcext:value-type="string">
            <text:p>Automation</text:p>
          </table:table-cell>
          <table:table-cell table:style-name="ce10" office:value-type="string" calcext:value-type="string">
            <text:p>Logistic</text:p>
          </table:table-cell>
          <table:table-cell table:style-name="ce12" office:value-type="string" calcext:value-type="string">
            <text:p>Military</text:p>
          </table:table-cell>
          <table:table-cell table:style-name="ce14" office:value-type="string" calcext:value-type="string">
            <text:p>Chemical</text:p>
          </table:table-cell>
          <table:table-cell table:style-name="ce16" office:value-type="string" calcext:value-type="string">
            <text:p>Production</text:p>
          </table:table-cell>
          <table:table-cell table:style-name="ce18" office:value-type="string" calcext:value-type="string">
            <text:p>Utilit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tomation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Logistics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Fast Inserter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Logistic Scien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Steel Processin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Steel Axe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Automation 2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Adv. Material Proc.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Fluid Handling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Oil Process.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Plastics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Advanced Electronics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sulfur-processing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chemical-science-pack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modules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productivity-module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logistics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railway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speed-module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advanced-oil-processing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lubricant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electric-engine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robotics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construction-robotics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 office:value-type="float" office:value="100" calcext:value-type="float">
            <text:p>100</text:p>
          </table:table-cell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worker-robots-speed-1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 office:value-type="float" office:value="50" calcext:value-type="float">
            <text:p>5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worker-robots-speed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 office:value-type="float" office:value="100" calcext:value-type="float">
            <text:p>1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advanced-electronics-2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advanced-material-processing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on-science-pack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 office:value-type="float" office:value="100" calcext:value-type="float">
            <text:p>1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low-density-structure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utility-science-pack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 office:value-type="float" office:value="100" calcext:value-type="float">
            <text:p>1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cket-fuel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vity-module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 office:value-type="float" office:value="75" calcext:value-type="float">
            <text:p>75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speed-module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 office:value-type="float" office:value="75" calcext:value-type="float">
            <text:p>75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vity-module-3</text:p>
          </table:table-cell>
          <table:table-cell table:style-name="ce5" office:value-type="float" office:value="60" calcext:value-type="float">
            <text:p>60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300" calcext:value-type="float">
            <text:p>300</text:p>
          </table:table-cell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speed-module-3</text:p>
          </table:table-cell>
          <table:table-cell table:style-name="ce5" office:value-type="float" office:value="60" calcext:value-type="float">
            <text:p>60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300" calcext:value-type="float">
            <text:p>300</text:p>
          </table:table-cell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cket-control-unit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/>
          <table:table-cell table:style-name="ce19" office:value-type="float" office:value="300" calcext:value-type="float">
            <text:p>30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effect-transmission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 office:value-type="float" office:value="75" calcext:value-type="float">
            <text:p>75</text:p>
          </table:table-cell>
          <table:table-cell table:style-name="ce17" office:value-type="float" office:value="75" calcext:value-type="float">
            <text:p>75</text:p>
          </table:table-cell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cket Silo</text:p>
          </table:table-cell>
          <table:table-cell table:style-name="ce5" office:value-type="float" office:value="60" calcext:value-type="float">
            <text:p>60</text:p>
          </table:table-cell>
          <table:table-cell table:style-name="ce9" office:value-type="float" office:value="1000" calcext:value-type="float">
            <text:p>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3"/>
          <table:table-cell table:style-name="ce15" office:value-type="float" office:value="1000" calcext:value-type="float">
            <text:p>1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7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toolbelt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3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research-speed-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3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research-speed-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number-columns-repeated="3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flammable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50" calcext:value-type="float">
            <text:p>50</text:p>
          </table:table-cell>
          <table:table-cell table:style-name="ce7"/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oncrete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250" calcext:value-type="float">
            <text:p>250</text:p>
          </table:table-cell>
          <table:table-cell table:number-columns-repeated="3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research-speed-3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300" calcext:value-type="float">
            <text:p>300</text:p>
          </table:table-cell>
          <table:table-cell/>
          <table:table-cell table:number-columns-repeated="2"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number-columns-repeated="1015"/>
        </table:table-row>
        <table:table-row table:style-name="ro1" table:number-rows-repeated="8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 table:number-rows-repeated="27">
          <table:table-cell table:number-columns-repeated="6"/>
          <table:table-cell table:style-name="ce7" table:number-columns-repeated="3"/>
          <table:table-cell table:number-columns-repeated="1015"/>
        </table:table-row>
        <table:table-row table:style-name="ro1" table:number-rows-repeated="860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53">
          <table:table-cell table:number-columns-repeated="6"/>
          <table:table-cell table:style-name="ce7" table:number-columns-repeated="3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lit Configuration (buildings)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1" table:default-cell-style-name="Default"/>
        <table:table-row table:style-name="ro1">
          <table:table-cell table:style-name="ce20" office:value-type="string" calcext:value-type="string">
            <text:p>order</text:p>
          </table:table-cell>
          <table:table-cell table:style-name="ce24" office:value-type="string" calcext:value-type="string">
            <text:p>Building Name</text:p>
          </table:table-cell>
          <table:table-cell table:style-name="ce24" office:value-type="string" calcext:value-type="string">
            <text:p>Address (from Building Area)</text:p>
          </table:table-cell>
          <table:table-cell table:style-name="ce24" office:value-type="string" calcext:value-type="string">
            <text:p>DefaultSelction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number-columns-repeated="1011"/>
        </table:table-row>
        <table:table-row table:style-name="ro1">
          <table:table-cell table:style-name="ce21"/>
          <table:table-cell table:style-name="ce25" table:number-columns-repeated="3"/>
          <table:table-cell table:style-name="ce29" office:value-type="string" calcext:value-type="string">
            <text:p>Exemple</text:p>
          </table:table-cell>
          <table:table-cell table:style-name="ce29" office:value-type="string" calcext:value-type="string">
            <text:p>Burner City</text:p>
          </table:table-cell>
          <table:table-cell table:style-name="ce29" office:value-type="string" calcext:value-type="string">
            <text:p>First power</text:p>
          </table:table-cell>
          <table:table-cell table:style-name="ce29" office:value-type="string" calcext:value-type="string">
            <text:p>Green chips</text:p>
          </table:table-cell>
          <table:table-cell table:style-name="ce29" office:value-type="string" calcext:value-type="string">
            <text:p>36 labs</text:p>
          </table:table-cell>
          <table:table-cell table:style-name="ce29" office:value-type="string" calcext:value-type="string">
            <text:p>Blue Science</text:p>
          </table:table-cell>
          <table:table-cell table:style-name="ce29" office:value-type="string" calcext:value-type="string">
            <text:p>Blue circuits</text:p>
          </table:table-cell>
          <table:table-cell table:style-name="ce29" office:value-type="string" calcext:value-type="string">
            <text:p>Yellow science</text:p>
          </table:table-cell>
          <table:table-cell table:style-name="ce29" office:value-type="string" calcext:value-type="string">
            <text:p>Rocket launch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stone-furnace</text:p>
          </table:table-cell>
          <table:table-cell table:style-name="ce26" office:value-type="string" calcext:value-type="string">
            <text:p>3A4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number-columns-repeated="2" table:style-name="ce30" office:value-type="float" office:value="22" calcext:value-type="float">
            <text:p>2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4" calcext:value-type="float">
            <text:p>124</text:p>
          </table:table-cell>
          <table:table-cell table:style-name="ce34" office:value-type="float" office:value="103" calcext:value-type="float">
            <text:p>103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burner-mining-drill</text:p>
          </table:table-cell>
          <table:table-cell table:style-name="ce27" office:value-type="string" calcext:value-type="string">
            <text:p>F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number-columns-repeated="2" table:style-name="ce31" office:value-type="float" office:value="35" calcext:value-type="float">
            <text:p>35</text:p>
          </table:table-cell>
          <table:table-cell table:number-columns-repeated="2" table:style-name="ce31" office:value-type="float" office:value="44" calcext:value-type="float">
            <text:p>44</text:p>
          </table:table-cell>
          <table:table-cell table:style-name="ce35" office:value-type="float" office:value="37" calcext:value-type="float">
            <text:p>37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iron-chest</text:p>
          </table:table-cell>
          <table:table-cell table:style-name="ce26" office:value-type="string" calcext:value-type="string">
            <text:p>39C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1" calcext:value-type="float">
            <text:p>21</text:p>
          </table:table-cell>
          <table:table-cell table:style-name="ce34" office:value-type="float" office:value="37" calcext:value-type="float">
            <text:p>37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offshore-pump</text:p>
          </table:table-cell>
          <table:table-cell table:style-name="ce27" office:value-type="string" calcext:value-type="string">
            <text:p>2CC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/>
          <table:table-cell table:number-columns-repeated="3" table:style-name="ce31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boiler</text:p>
          </table:table-cell>
          <table:table-cell table:style-name="ce26" office:value-type="string" calcext:value-type="string">
            <text:p>E8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" calcext:value-type="float">
            <text:p>15</text:p>
          </table:table-cell>
          <table:table-cell table:style-name="ce34" office:value-type="float" office:value="37" calcext:value-type="float">
            <text:p>37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steam-engine</text:p>
          </table:table-cell>
          <table:table-cell table:style-name="ce27" office:value-type="string" calcext:value-type="string">
            <text:p>39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5" office:value-type="float" office:value="74" calcext:value-type="float">
            <text:p>74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pump</text:p>
          </table:table-cell>
          <table:table-cell table:style-name="ce26" office:value-type="string" calcext:value-type="string">
            <text:p>30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number-columns-repeated="3" table:style-name="ce30" office:value-type="float" office:value="6" calcext:value-type="float">
            <text:p>6</text:p>
          </table:table-cell>
          <table:table-cell table:style-name="ce36"/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7" office:value-type="string" calcext:value-type="string">
            <text:p>electric-mining-drill</text:p>
          </table:table-cell>
          <table:table-cell table:style-name="ce27" office:value-type="string" calcext:value-type="string">
            <text:p>198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84" calcext:value-type="float">
            <text:p>84</text:p>
          </table:table-cell>
          <table:table-cell table:style-name="ce35" office:value-type="float" office:value="312" calcext:value-type="float">
            <text:p>312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small-electric-pole</text:p>
          </table:table-cell>
          <table:table-cell table:style-name="ce26" office:value-type="string" calcext:value-type="string">
            <text:p>33C</text:p>
          </table:table-cell>
          <table:table-cell table:style-name="ce28" office:value-type="string" calcext:value-type="string">
            <text:p>fals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51" calcext:value-type="float">
            <text:p>151</text:p>
          </table:table-cell>
          <table:table-cell table:style-name="ce34" office:value-type="float" office:value="449" calcext:value-type="float">
            <text:p>449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7" office:value-type="string" calcext:value-type="string">
            <text:p>lab</text:p>
          </table:table-cell>
          <table:table-cell table:style-name="ce27" office:value-type="string" calcext:value-type="string">
            <text:p>25C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6" calcext:value-type="float">
            <text:p>36</text:p>
          </table:table-cell>
          <table:table-cell table:style-name="ce35" office:value-type="float" office:value="36" calcext:value-type="float">
            <text:p>36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pipe</text:p>
          </table:table-cell>
          <table:table-cell table:style-name="ce26" office:value-type="string" calcext:value-type="string">
            <text:p>2E0</text:p>
          </table:table-cell>
          <table:table-cell table:style-name="ce28" office:value-type="string" calcext:value-type="string">
            <text:p>fals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9" calcext:value-type="float">
            <text:p>19</text:p>
          </table:table-cell>
          <table:table-cell table:style-name="ce34" office:value-type="float" office:value="185" calcext:value-type="float">
            <text:p>185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string" calcext:value-type="string">
            <text:p>pipe-to-ground</text:p>
          </table:table-cell>
          <table:table-cell table:style-name="ce27" office:value-type="string" calcext:value-type="string">
            <text:p>2E4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71" calcext:value-type="float">
            <text:p>71</text:p>
          </table:table-cell>
          <table:table-cell table:style-name="ce25" table:number-columns-repeated="3"/>
          <table:table-cell table:number-columns-repeated="1011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assembling-machine-1</text:p>
          </table:table-cell>
          <table:table-cell table:style-name="ce26" office:value-type="string" calcext:value-type="string">
            <text:p>7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2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3" calcext:value-type="float">
            <text:p>63</text:p>
          </table:table-cell>
          <table:table-cell table:style-name="ce34" office:value-type="float" office:value="26" calcext:value-type="float">
            <text:p>26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string" calcext:value-type="string">
            <text:p>express-inserter</text:p>
          </table:table-cell>
          <table:table-cell table:style-name="ce27" office:value-type="string" calcext:value-type="string">
            <text:p>24C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2"/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288" calcext:value-type="float">
            <text:p>288</text:p>
          </table:table-cell>
          <table:table-cell table:style-name="ce35" office:value-type="float" office:value="683" calcext:value-type="float">
            <text:p>683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express-belt</text:p>
          </table:table-cell>
          <table:table-cell table:style-name="ce26" office:value-type="string" calcext:value-type="string">
            <text:p>3D0</text:p>
          </table:table-cell>
          <table:table-cell table:style-name="ce28" office:value-type="string" calcext:value-type="string">
            <text:p>fals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2"/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754" calcext:value-type="float">
            <text:p>754</text:p>
          </table:table-cell>
          <table:table-cell table:style-name="ce34" office:value-type="float" office:value="2600" calcext:value-type="float">
            <text:p>2600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express-splitter</text:p>
          </table:table-cell>
          <table:table-cell table:style-name="ce27" office:value-type="string" calcext:value-type="string">
            <text:p>388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long-handed-inserter</text:p>
          </table:table-cell>
          <table:table-cell table:style-name="ce26" office:value-type="string" calcext:value-type="string">
            <text:p>2A4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1" calcext:value-type="float">
            <text:p>41</text:p>
          </table:table-cell>
          <table:table-cell table:style-name="ce34" office:value-type="float" office:value="283" calcext:value-type="float">
            <text:p>283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7" office:value-type="string" calcext:value-type="string">
            <text:p>fast-inserter</text:p>
          </table:table-cell>
          <table:table-cell table:style-name="ce27" office:value-type="string" calcext:value-type="string">
            <text:p>1E4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3"/>
          <table:table-cell table:style-name="ce31" office:value-type="float" office:value="56" calcext:value-type="float">
            <text:p>56</text:p>
          </table:table-cell>
          <table:table-cell table:style-name="ce35" office:value-type="float" office:value="131" calcext:value-type="float">
            <text:p>131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underground-belt</text:p>
          </table:table-cell>
          <table:table-cell table:style-name="ce26" office:value-type="string" calcext:value-type="string">
            <text:p>3E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4" office:value-type="float" office:value="63" calcext:value-type="float">
            <text:p>63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string" calcext:value-type="string">
            <text:p>assembling-machine-2</text:p>
          </table:table-cell>
          <table:table-cell table:style-name="ce27" office:value-type="string" calcext:value-type="string">
            <text:p>7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4"/>
          <table:table-cell table:style-name="ce35" office:value-type="float" office:value="133" calcext:value-type="float">
            <text:p>133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steel-furnace</text:p>
          </table:table-cell>
          <table:table-cell table:style-name="ce26" office:value-type="string" calcext:value-type="string">
            <text:p>3A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style-name="ce30" table:number-columns-repeated="3"/>
          <table:table-cell table:style-name="ce34" office:value-type="float" office:value="216" calcext:value-type="float">
            <text:p>216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27" office:value-type="string" calcext:value-type="string">
            <text:p>pumpjack</text:p>
          </table:table-cell>
          <table:table-cell table:style-name="ce27" office:value-type="string" calcext:value-type="string">
            <text:p>30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4"/>
          <table:table-cell table:style-name="ce35" office:value-type="float" office:value="5" calcext:value-type="float">
            <text:p>5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oil-refinery</text:p>
          </table:table-cell>
          <table:table-cell table:style-name="ce26" office:value-type="string" calcext:value-type="string">
            <text:p>2D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4" office:value-type="float" office:value="9" calcext:value-type="float">
            <text:p>9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27" office:value-type="string" calcext:value-type="string">
            <text:p>chemical-plant</text:p>
          </table:table-cell>
          <table:table-cell table:style-name="ce27" office:value-type="string" calcext:value-type="string">
            <text:p>10C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4"/>
          <table:table-cell table:style-name="ce35" office:value-type="float" office:value="8" calcext:value-type="float">
            <text:p>8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storage-tank</text:p>
          </table:table-cell>
          <table:table-cell table:style-name="ce26" office:value-type="string" calcext:value-type="string">
            <text:p>3AC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4" office:value-type="float" office:value="10" calcext:value-type="float">
            <text:p>10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storage-chest</text:p>
          </table:table-cell>
          <table:table-cell table:style-name="ce27" office:value-type="string" calcext:value-type="string">
            <text:p>29C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number-columns-repeated="4"/>
          <table:table-cell table:style-name="ce37"/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6" office:value-type="string" calcext:value-type="string">
            <text:p>passive-provider-chest</text:p>
          </table:table-cell>
          <table:table-cell table:style-name="ce26" office:value-type="string" calcext:value-type="string">
            <text:p>294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6"/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roboport</text:p>
          </table:table-cell>
          <table:table-cell table:style-name="ce27" office:value-type="string" calcext:value-type="string">
            <text:p>31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4"/>
          <table:table-cell table:style-name="ce37"/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6" office:value-type="string" calcext:value-type="string">
            <text:p>radar</text:p>
          </table:table-cell>
          <table:table-cell table:style-name="ce26" office:value-type="string" calcext:value-type="string">
            <text:p>308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6"/>
          <table:table-cell table:style-name="ce28" table:number-columns-repeated="3"/>
          <table:table-cell table:number-columns-repeated="101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search.$A$1" table:cell-range-address="$'Split Configuration (buildings)'.$A$2:.$M$31"/>
        </table:named-expressions>
      </table:table>
      <table:table table:name="Concat BuildingSplitsConfig" table:style-name="ta3"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1" table:default-cell-style-name="Default"/>
        <table:table-row table:style-name="ro1"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SplitName</text:p>
          </table:table-cell>
          <table:table-cell table:style-name="ce38" office:value-type="string" calcext:value-type="string">
            <text:p>Index</text:p>
          </table:table-cell>
          <table:table-cell table:style-name="ce38"/>
          <table:table-cell table:style-name="ce38" office:value-type="string" calcext:value-type="string">
            <text:p>Name</text:p>
          </table:table-cell>
          <table:table-cell table:style-name="ce38"/>
          <table:table-cell table:number-columns-repeated="2" table:style-name="ce38" office:value-type="string" calcext:value-type="string">
            <text:p>Number</text:p>
          </table:table-cell>
          <table:table-cell table:style-name="ce44"/>
          <table:table-cell table:style-name="ce38" office:value-type="string" calcext:value-type="string">
            <text:p>End</text:p>
          </table:table-cell>
          <table:table-cell table:style-name="ce38"/>
          <table:table-cell table:style-name="ce44"/>
          <table:table-cell table:style-name="ce38" office:value-type="string" calcext:value-type="string">
            <text:p>To copy/paste in BuildingSplitsConfig section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>
            <text:p>{ "</text:p>
          </table:table-cell>
          <table:table-cell table:style-name="ce40" table:content-validation-name="val1" office:value-type="string" calcext:value-type="string">
            <text:p>Blue Science</text:p>
          </table:table-cell>
          <table:table-cell table:style-name="ce41" table:formula="of:=MATCH([.B2]; [$'Split Configuration (buildings)'.E2:.M2];0)" office:value-type="float" office:value="6" calcext:value-type="float">
            <text:p>6</text:p>
          </table:table-cell>
          <table:table-cell table:style-name="ce39" office:value-type="string" calcext:value-type="string">
            <text:p>", "</text:p>
          </table:table-cell>
          <table:table-cell table:style-name="ce42" table:formula="of:=[$'Split Configuration (buildings)'.B3]" office:value-type="string" office:string-value="stone-furnace" calcext:value-type="string">
            <text:p>stone-furnace</text:p>
          </table:table-cell>
          <table:table-cell table:style-name="ce39" office:value-type="string" calcext:value-type="string">
            <text:p>", </text:p>
          </table:table-cell>
          <table:table-cell table:style-name="ce41" table:formula="of:=VLOOKUP([.E2];[$'Split Configuration (buildings)'.$B$1:.$M$1048576];[.$C$2]+3;0)" office:value-type="float" office:value="103" calcext:value-type="float">
            <text:p>103</text:p>
          </table:table-cell>
          <table:table-cell table:style-name="ce41" table:formula="of:=IF([.G2]=&quot;&quot;;&quot;00&quot;;[.G2])" office:value-type="float" office:value="103" calcext:value-type="float">
            <text:p>103</text:p>
          </table:table-cell>
          <table:table-cell table:style-name="ce39" office:value-type="string" calcext:value-type="string">
            <text:p>, </text:p>
          </table:table-cell>
          <table:table-cell table:style-name="ce41" table:formula="of:=VLOOKUP([.E2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39" office:value-type="string" calcext:value-type="string">
            <text:p><text:s/>},</text:p>
          </table:table-cell>
          <table:table-cell table:style-name="ce45" table:formula="of:=CONCATENATE([.$A$2];[.$B$2];[.$D$2];[.E2];[.$F$2];[.H2];[.$I$2];[.J2];[.$L$2])" office:value-type="string" office:string-value="{ &quot;Blue Science&quot;, &quot;stone-furnace&quot;, 103, true }," calcext:value-type="string">
            <text:p>{ "Blue Science", "stone-furnace", 10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4]" office:value-type="string" office:string-value="burner-mining-drill" calcext:value-type="string">
            <text:p>burner-mining-drill</text:p>
          </table:table-cell>
          <table:table-cell table:style-name="ce43"/>
          <table:table-cell table:style-name="ce41" table:formula="of:=VLOOKUP([.E3];[$'Split Configuration (buildings)'.$B$1:.$M$1048576];[.$C$2]+3;0)" office:value-type="float" office:value="37" calcext:value-type="float">
            <text:p>37</text:p>
          </table:table-cell>
          <table:table-cell table:style-name="ce41" table:formula="of:=IF([.G3]=&quot;&quot;;&quot;00&quot;;[.G3])" office:value-type="float" office:value="37" calcext:value-type="float">
            <text:p>37</text:p>
          </table:table-cell>
          <table:table-cell table:style-name="ce43"/>
          <table:table-cell table:style-name="ce41" table:formula="of:=VLOOKUP([.E3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3];[.$F$2];[.H3];[.$I$2];[.J3];[.$L$2])" office:value-type="string" office:string-value="{ &quot;Blue Science&quot;, &quot;burner-mining-drill&quot;, 37, true }," calcext:value-type="string">
            <text:p>{ "Blue Science", "burner-mining-drill", 37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5]" office:value-type="string" office:string-value="iron-chest" calcext:value-type="string">
            <text:p>iron-chest</text:p>
          </table:table-cell>
          <table:table-cell table:style-name="ce43"/>
          <table:table-cell table:style-name="ce41" table:formula="of:=VLOOKUP([.E4];[$'Split Configuration (buildings)'.$B$1:.$M$1048576];[.$C$2]+3;0)" office:value-type="float" office:value="37" calcext:value-type="float">
            <text:p>37</text:p>
          </table:table-cell>
          <table:table-cell table:style-name="ce41" table:formula="of:=IF([.G4]=&quot;&quot;;&quot;00&quot;;[.G4])" office:value-type="float" office:value="37" calcext:value-type="float">
            <text:p>37</text:p>
          </table:table-cell>
          <table:table-cell table:style-name="ce43"/>
          <table:table-cell table:style-name="ce41" table:formula="of:=VLOOKUP([.E4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4];[.$F$2];[.H4];[.$I$2];[.J4];[.$L$2])" office:value-type="string" office:string-value="{ &quot;Blue Science&quot;, &quot;iron-chest&quot;, 37, true }," calcext:value-type="string">
            <text:p>{ "Blue Science", "iron-chest", 37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6]" office:value-type="string" office:string-value="offshore-pump" calcext:value-type="string">
            <text:p>offshore-pump</text:p>
          </table:table-cell>
          <table:table-cell table:style-name="ce43"/>
          <table:table-cell table:style-name="ce41" table:formula="of:=VLOOKUP([.E5];[$'Split Configuration (buildings)'.$B$1:.$M$1048576];[.$C$2]+3;0)" office:value-type="float" office:value="3" calcext:value-type="float">
            <text:p>3</text:p>
          </table:table-cell>
          <table:table-cell table:style-name="ce41" table:formula="of:=IF([.G5]=&quot;&quot;;&quot;00&quot;;[.G5])" office:value-type="float" office:value="3" calcext:value-type="float">
            <text:p>3</text:p>
          </table:table-cell>
          <table:table-cell table:style-name="ce43"/>
          <table:table-cell table:style-name="ce41" table:formula="of:=VLOOKUP([.E5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5];[.$F$2];[.H5];[.$I$2];[.J5];[.$L$2])" office:value-type="string" office:string-value="{ &quot;Blue Science&quot;, &quot;offshore-pump&quot;, 3, true }," calcext:value-type="string">
            <text:p>{ "Blue Science", "offshore-pump", 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7]" office:value-type="string" office:string-value="boiler" calcext:value-type="string">
            <text:p>boiler</text:p>
          </table:table-cell>
          <table:table-cell table:style-name="ce43"/>
          <table:table-cell table:style-name="ce41" table:formula="of:=VLOOKUP([.E6];[$'Split Configuration (buildings)'.$B$1:.$M$1048576];[.$C$2]+3;0)" office:value-type="float" office:value="37" calcext:value-type="float">
            <text:p>37</text:p>
          </table:table-cell>
          <table:table-cell table:style-name="ce41" table:formula="of:=IF([.G6]=&quot;&quot;;&quot;00&quot;;[.G6])" office:value-type="float" office:value="37" calcext:value-type="float">
            <text:p>37</text:p>
          </table:table-cell>
          <table:table-cell table:style-name="ce43"/>
          <table:table-cell table:style-name="ce41" table:formula="of:=VLOOKUP([.E6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6];[.$F$2];[.H6];[.$I$2];[.J6];[.$L$2])" office:value-type="string" office:string-value="{ &quot;Blue Science&quot;, &quot;boiler&quot;, 37, true }," calcext:value-type="string">
            <text:p>{ "Blue Science", "boiler", 37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8]" office:value-type="string" office:string-value="steam-engine" calcext:value-type="string">
            <text:p>steam-engine</text:p>
          </table:table-cell>
          <table:table-cell table:style-name="ce43"/>
          <table:table-cell table:style-name="ce41" table:formula="of:=VLOOKUP([.E7];[$'Split Configuration (buildings)'.$B$1:.$M$1048576];[.$C$2]+3;0)" office:value-type="float" office:value="74" calcext:value-type="float">
            <text:p>74</text:p>
          </table:table-cell>
          <table:table-cell table:style-name="ce41" table:formula="of:=IF([.G7]=&quot;&quot;;&quot;00&quot;;[.G7])" office:value-type="float" office:value="74" calcext:value-type="float">
            <text:p>74</text:p>
          </table:table-cell>
          <table:table-cell table:style-name="ce43"/>
          <table:table-cell table:style-name="ce41" table:formula="of:=VLOOKUP([.E7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7];[.$F$2];[.H7];[.$I$2];[.J7];[.$L$2])" office:value-type="string" office:string-value="{ &quot;Blue Science&quot;, &quot;steam-engine&quot;, 74, true }," calcext:value-type="string">
            <text:p>{ "Blue Science", "steam-engine", 74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9]" office:value-type="string" office:string-value="pump" calcext:value-type="string">
            <text:p>pump</text:p>
          </table:table-cell>
          <table:table-cell table:style-name="ce43"/>
          <table:table-cell table:style-name="ce41" table:formula="of:=VLOOKUP([.E8];[$'Split Configuration (buildings)'.$B$1:.$M$1048576];[.$C$2]+3;0)" office:value-type="float" office:value="0" calcext:value-type="float">
            <text:p/>
          </table:table-cell>
          <table:table-cell table:style-name="ce41" table:formula="of:=IF([.G8]=&quot;&quot;;&quot;00&quot;;[.G8])" office:value-type="string" office:string-value="00" calcext:value-type="string">
            <text:p>00</text:p>
          </table:table-cell>
          <table:table-cell table:style-name="ce43"/>
          <table:table-cell table:style-name="ce41" table:formula="of:=VLOOKUP([.E8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8];[.$F$2];[.H8];[.$I$2];[.J8];[.$L$2])" office:value-type="string" office:string-value="{ &quot;Blue Science&quot;, &quot;pump&quot;, 00, true }," calcext:value-type="string">
            <text:p>{ "Blue Science", "pump", 00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0]" office:value-type="string" office:string-value="electric-mining-drill" calcext:value-type="string">
            <text:p>electric-mining-drill</text:p>
          </table:table-cell>
          <table:table-cell table:style-name="ce43"/>
          <table:table-cell table:style-name="ce41" table:formula="of:=VLOOKUP([.E9];[$'Split Configuration (buildings)'.$B$1:.$M$1048576];[.$C$2]+3;0)" office:value-type="float" office:value="312" calcext:value-type="float">
            <text:p>312</text:p>
          </table:table-cell>
          <table:table-cell table:style-name="ce41" table:formula="of:=IF([.G9]=&quot;&quot;;&quot;00&quot;;[.G9])" office:value-type="float" office:value="312" calcext:value-type="float">
            <text:p>312</text:p>
          </table:table-cell>
          <table:table-cell table:style-name="ce43"/>
          <table:table-cell table:style-name="ce41" table:formula="of:=VLOOKUP([.E9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9];[.$F$2];[.H9];[.$I$2];[.J9];[.$L$2])" office:value-type="string" office:string-value="{ &quot;Blue Science&quot;, &quot;electric-mining-drill&quot;, 312, true }," calcext:value-type="string">
            <text:p>{ "Blue Science", "electric-mining-drill", 312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1]" office:value-type="string" office:string-value="small-electric-pole" calcext:value-type="string">
            <text:p>small-electric-pole</text:p>
          </table:table-cell>
          <table:table-cell table:style-name="ce43"/>
          <table:table-cell table:style-name="ce41" table:formula="of:=VLOOKUP([.E10];[$'Split Configuration (buildings)'.$B$1:.$M$1048576];[.$C$2]+3;0)" office:value-type="float" office:value="449" calcext:value-type="float">
            <text:p>449</text:p>
          </table:table-cell>
          <table:table-cell table:style-name="ce41" table:formula="of:=IF([.G10]=&quot;&quot;;&quot;00&quot;;[.G10])" office:value-type="float" office:value="449" calcext:value-type="float">
            <text:p>449</text:p>
          </table:table-cell>
          <table:table-cell table:style-name="ce43"/>
          <table:table-cell table:style-name="ce41" table:formula="of:=VLOOKUP([.E10];[$'Split Configuration (buildings)'.$B$1:.$M$1048576];3;0)" office:value-type="string" office:string-value="false" calcext:value-type="string">
            <text:p>false</text:p>
          </table:table-cell>
          <table:table-cell table:style-name="ce39"/>
          <table:table-cell table:style-name="ce43"/>
          <table:table-cell table:style-name="ce45" table:formula="of:=CONCATENATE([.$A$2];[.$B$2];[.$D$2];[.E10];[.$F$2];[.H10];[.$I$2];[.J10];[.$L$2])" office:value-type="string" office:string-value="{ &quot;Blue Science&quot;, &quot;small-electric-pole&quot;, 449, false }," calcext:value-type="string">
            <text:p>{ "Blue Science", "small-electric-pole", 449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2]" office:value-type="string" office:string-value="lab" calcext:value-type="string">
            <text:p>lab</text:p>
          </table:table-cell>
          <table:table-cell table:style-name="ce43"/>
          <table:table-cell table:style-name="ce41" table:formula="of:=VLOOKUP([.E11];[$'Split Configuration (buildings)'.$B$1:.$M$1048576];[.$C$2]+3;0)" office:value-type="float" office:value="36" calcext:value-type="float">
            <text:p>36</text:p>
          </table:table-cell>
          <table:table-cell table:style-name="ce41" table:formula="of:=IF([.G11]=&quot;&quot;;&quot;00&quot;;[.G11])" office:value-type="float" office:value="36" calcext:value-type="float">
            <text:p>36</text:p>
          </table:table-cell>
          <table:table-cell table:style-name="ce43"/>
          <table:table-cell table:style-name="ce41" table:formula="of:=VLOOKUP([.E11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11];[.$F$2];[.H11];[.$I$2];[.J11];[.$L$2])" office:value-type="string" office:string-value="{ &quot;Blue Science&quot;, &quot;lab&quot;, 36, true }," calcext:value-type="string">
            <text:p>{ "Blue Science", "lab", 36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3]" office:value-type="string" office:string-value="pipe" calcext:value-type="string">
            <text:p>pipe</text:p>
          </table:table-cell>
          <table:table-cell table:style-name="ce43"/>
          <table:table-cell table:style-name="ce41" table:formula="of:=VLOOKUP([.E12];[$'Split Configuration (buildings)'.$B$1:.$M$1048576];[.$C$2]+3;0)" office:value-type="float" office:value="185" calcext:value-type="float">
            <text:p>185</text:p>
          </table:table-cell>
          <table:table-cell table:style-name="ce41" table:formula="of:=IF([.G12]=&quot;&quot;;&quot;00&quot;;[.G12])" office:value-type="float" office:value="185" calcext:value-type="float">
            <text:p>185</text:p>
          </table:table-cell>
          <table:table-cell table:style-name="ce43"/>
          <table:table-cell table:style-name="ce41" table:formula="of:=VLOOKUP([.E12];[$'Split Configuration (buildings)'.$B$1:.$M$1048576];3;0)" office:value-type="string" office:string-value="false" calcext:value-type="string">
            <text:p>false</text:p>
          </table:table-cell>
          <table:table-cell table:style-name="ce39"/>
          <table:table-cell table:style-name="ce43"/>
          <table:table-cell table:style-name="ce45" table:formula="of:=CONCATENATE([.$A$2];[.$B$2];[.$D$2];[.E12];[.$F$2];[.H12];[.$I$2];[.J12];[.$L$2])" office:value-type="string" office:string-value="{ &quot;Blue Science&quot;, &quot;pipe&quot;, 185, false }," calcext:value-type="string">
            <text:p>{ "Blue Science", "pipe", 185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4]" office:value-type="string" office:string-value="pipe-to-ground" calcext:value-type="string">
            <text:p>pipe-to-ground</text:p>
          </table:table-cell>
          <table:table-cell table:style-name="ce43"/>
          <table:table-cell table:style-name="ce41" table:formula="of:=VLOOKUP([.E13];[$'Split Configuration (buildings)'.$B$1:.$M$1048576];[.$C$2]+3;0)" office:value-type="float" office:value="71" calcext:value-type="float">
            <text:p>71</text:p>
          </table:table-cell>
          <table:table-cell table:style-name="ce41" table:formula="of:=IF([.G13]=&quot;&quot;;&quot;00&quot;;[.G13])" office:value-type="float" office:value="71" calcext:value-type="float">
            <text:p>71</text:p>
          </table:table-cell>
          <table:table-cell table:style-name="ce43"/>
          <table:table-cell table:style-name="ce41" table:formula="of:=VLOOKUP([.E13];[$'Split Configuration (buildings)'.$B$1:.$M$1048576];3;0)" office:value-type="string" office:string-value="false" calcext:value-type="string">
            <text:p>false</text:p>
          </table:table-cell>
          <table:table-cell table:style-name="ce39"/>
          <table:table-cell table:style-name="ce43"/>
          <table:table-cell table:style-name="ce45" table:formula="of:=CONCATENATE([.$A$2];[.$B$2];[.$D$2];[.E13];[.$F$2];[.H13];[.$I$2];[.J13];[.$L$2])" office:value-type="string" office:string-value="{ &quot;Blue Science&quot;, &quot;pipe-to-ground&quot;, 71, false }," calcext:value-type="string">
            <text:p>{ "Blue Science", "pipe-to-ground", 71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5]" office:value-type="string" office:string-value="assembling-machine-1" calcext:value-type="string">
            <text:p>assembling-machine-1</text:p>
          </table:table-cell>
          <table:table-cell table:style-name="ce43"/>
          <table:table-cell table:style-name="ce41" table:formula="of:=VLOOKUP([.E14];[$'Split Configuration (buildings)'.$B$1:.$M$1048576];[.$C$2]+3;0)" office:value-type="float" office:value="26" calcext:value-type="float">
            <text:p>26</text:p>
          </table:table-cell>
          <table:table-cell table:style-name="ce41" table:formula="of:=IF([.G14]=&quot;&quot;;&quot;00&quot;;[.G14])" office:value-type="float" office:value="26" calcext:value-type="float">
            <text:p>26</text:p>
          </table:table-cell>
          <table:table-cell table:style-name="ce43"/>
          <table:table-cell table:style-name="ce41" table:formula="of:=VLOOKUP([.E14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14];[.$F$2];[.H14];[.$I$2];[.J14];[.$L$2])" office:value-type="string" office:string-value="{ &quot;Blue Science&quot;, &quot;assembling-machine-1&quot;, 26, true }," calcext:value-type="string">
            <text:p>{ "Blue Science", "assembling-machine-1", 26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6]" office:value-type="string" office:string-value="express-inserter" calcext:value-type="string">
            <text:p>express-inserter</text:p>
          </table:table-cell>
          <table:table-cell table:style-name="ce43"/>
          <table:table-cell table:style-name="ce41" table:formula="of:=VLOOKUP([.E15];[$'Split Configuration (buildings)'.$B$1:.$M$1048576];[.$C$2]+3;0)" office:value-type="float" office:value="683" calcext:value-type="float">
            <text:p>683</text:p>
          </table:table-cell>
          <table:table-cell table:style-name="ce41" table:formula="of:=IF([.G15]=&quot;&quot;;&quot;00&quot;;[.G15])" office:value-type="float" office:value="683" calcext:value-type="float">
            <text:p>683</text:p>
          </table:table-cell>
          <table:table-cell table:style-name="ce43"/>
          <table:table-cell table:style-name="ce41" table:formula="of:=VLOOKUP([.E15];[$'Split Configuration (buildings)'.$B$1:.$M$1048576];3;0)" office:value-type="string" office:string-value="false" calcext:value-type="string">
            <text:p>false</text:p>
          </table:table-cell>
          <table:table-cell table:style-name="ce39"/>
          <table:table-cell table:style-name="ce43"/>
          <table:table-cell table:style-name="ce45" table:formula="of:=CONCATENATE([.$A$2];[.$B$2];[.$D$2];[.E15];[.$F$2];[.H15];[.$I$2];[.J15];[.$L$2])" office:value-type="string" office:string-value="{ &quot;Blue Science&quot;, &quot;express-inserter&quot;, 683, false }," calcext:value-type="string">
            <text:p>{ "Blue Science", "express-inserter", 683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7]" office:value-type="string" office:string-value="express-belt" calcext:value-type="string">
            <text:p>express-belt</text:p>
          </table:table-cell>
          <table:table-cell table:style-name="ce43"/>
          <table:table-cell table:style-name="ce41" table:formula="of:=VLOOKUP([.E16];[$'Split Configuration (buildings)'.$B$1:.$M$1048576];[.$C$2]+3;0)" office:value-type="float" office:value="2600" calcext:value-type="float">
            <text:p>2600</text:p>
          </table:table-cell>
          <table:table-cell table:style-name="ce41" table:formula="of:=IF([.G16]=&quot;&quot;;&quot;00&quot;;[.G16])" office:value-type="float" office:value="2600" calcext:value-type="float">
            <text:p>2600</text:p>
          </table:table-cell>
          <table:table-cell table:style-name="ce43"/>
          <table:table-cell table:style-name="ce41" table:formula="of:=VLOOKUP([.E16];[$'Split Configuration (buildings)'.$B$1:.$M$1048576];3;0)" office:value-type="string" office:string-value="false" calcext:value-type="string">
            <text:p>false</text:p>
          </table:table-cell>
          <table:table-cell table:style-name="ce39"/>
          <table:table-cell table:style-name="ce43"/>
          <table:table-cell table:style-name="ce45" table:formula="of:=CONCATENATE([.$A$2];[.$B$2];[.$D$2];[.E16];[.$F$2];[.H16];[.$I$2];[.J16];[.$L$2])" office:value-type="string" office:string-value="{ &quot;Blue Science&quot;, &quot;express-belt&quot;, 2600, false }," calcext:value-type="string">
            <text:p>{ "Blue Science", "express-belt", 2600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8]" office:value-type="string" office:string-value="express-splitter" calcext:value-type="string">
            <text:p>express-splitter</text:p>
          </table:table-cell>
          <table:table-cell table:style-name="ce43"/>
          <table:table-cell table:style-name="ce41" table:formula="of:=VLOOKUP([.E17];[$'Split Configuration (buildings)'.$B$1:.$M$1048576];[.$C$2]+3;0)" office:value-type="float" office:value="8" calcext:value-type="float">
            <text:p>8</text:p>
          </table:table-cell>
          <table:table-cell table:style-name="ce41" table:formula="of:=IF([.G17]=&quot;&quot;;&quot;00&quot;;[.G17])" office:value-type="float" office:value="8" calcext:value-type="float">
            <text:p>8</text:p>
          </table:table-cell>
          <table:table-cell table:style-name="ce43"/>
          <table:table-cell table:style-name="ce41" table:formula="of:=VLOOKUP([.E17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17];[.$F$2];[.H17];[.$I$2];[.J17];[.$L$2])" office:value-type="string" office:string-value="{ &quot;Blue Science&quot;, &quot;express-splitter&quot;, 8, true }," calcext:value-type="string">
            <text:p>{ "Blue Science", "express-splitter", 8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19]" office:value-type="string" office:string-value="long-handed-inserter" calcext:value-type="string">
            <text:p>long-handed-inserter</text:p>
          </table:table-cell>
          <table:table-cell table:style-name="ce43"/>
          <table:table-cell table:style-name="ce41" table:formula="of:=VLOOKUP([.E18];[$'Split Configuration (buildings)'.$B$1:.$M$1048576];[.$C$2]+3;0)" office:value-type="float" office:value="283" calcext:value-type="float">
            <text:p>283</text:p>
          </table:table-cell>
          <table:table-cell table:style-name="ce41" table:formula="of:=IF([.G18]=&quot;&quot;;&quot;00&quot;;[.G18])" office:value-type="float" office:value="283" calcext:value-type="float">
            <text:p>283</text:p>
          </table:table-cell>
          <table:table-cell table:style-name="ce43"/>
          <table:table-cell table:style-name="ce41" table:formula="of:=VLOOKUP([.E18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18];[.$F$2];[.H18];[.$I$2];[.J18];[.$L$2])" office:value-type="string" office:string-value="{ &quot;Blue Science&quot;, &quot;long-handed-inserter&quot;, 283, true }," calcext:value-type="string">
            <text:p>{ "Blue Science", "long-handed-inserter", 28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0]" office:value-type="string" office:string-value="fast-inserter" calcext:value-type="string">
            <text:p>fast-inserter</text:p>
          </table:table-cell>
          <table:table-cell table:style-name="ce43"/>
          <table:table-cell table:style-name="ce41" table:formula="of:=VLOOKUP([.E19];[$'Split Configuration (buildings)'.$B$1:.$M$1048576];[.$C$2]+3;0)" office:value-type="float" office:value="131" calcext:value-type="float">
            <text:p>131</text:p>
          </table:table-cell>
          <table:table-cell table:style-name="ce41" table:formula="of:=IF([.G19]=&quot;&quot;;&quot;00&quot;;[.G19])" office:value-type="float" office:value="131" calcext:value-type="float">
            <text:p>131</text:p>
          </table:table-cell>
          <table:table-cell table:style-name="ce43"/>
          <table:table-cell table:style-name="ce41" table:formula="of:=VLOOKUP([.E19];[$'Split Configuration (buildings)'.$B$1:.$M$1048576];3;0)" office:value-type="string" office:string-value="false" calcext:value-type="string">
            <text:p>false</text:p>
          </table:table-cell>
          <table:table-cell table:style-name="ce39"/>
          <table:table-cell table:style-name="ce43"/>
          <table:table-cell table:style-name="ce45" table:formula="of:=CONCATENATE([.$A$2];[.$B$2];[.$D$2];[.E19];[.$F$2];[.H19];[.$I$2];[.J19];[.$L$2])" office:value-type="string" office:string-value="{ &quot;Blue Science&quot;, &quot;fast-inserter&quot;, 131, false }," calcext:value-type="string">
            <text:p>{ "Blue Science", "fast-inserter", 131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1]" office:value-type="string" office:string-value="underground-belt" calcext:value-type="string">
            <text:p>underground-belt</text:p>
          </table:table-cell>
          <table:table-cell table:style-name="ce43"/>
          <table:table-cell table:style-name="ce41" table:formula="of:=VLOOKUP([.E20];[$'Split Configuration (buildings)'.$B$1:.$M$1048576];[.$C$2]+3;0)" office:value-type="float" office:value="63" calcext:value-type="float">
            <text:p>63</text:p>
          </table:table-cell>
          <table:table-cell table:style-name="ce41" table:formula="of:=IF([.G20]=&quot;&quot;;&quot;00&quot;;[.G20])" office:value-type="float" office:value="63" calcext:value-type="float">
            <text:p>63</text:p>
          </table:table-cell>
          <table:table-cell table:style-name="ce43"/>
          <table:table-cell table:style-name="ce41" table:formula="of:=VLOOKUP([.E20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0];[.$F$2];[.H20];[.$I$2];[.J20];[.$L$2])" office:value-type="string" office:string-value="{ &quot;Blue Science&quot;, &quot;underground-belt&quot;, 63, true }," calcext:value-type="string">
            <text:p>{ "Blue Science", "underground-belt", 6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2]" office:value-type="string" office:string-value="assembling-machine-2" calcext:value-type="string">
            <text:p>assembling-machine-2</text:p>
          </table:table-cell>
          <table:table-cell table:style-name="ce43"/>
          <table:table-cell table:style-name="ce41" table:formula="of:=VLOOKUP([.E21];[$'Split Configuration (buildings)'.$B$1:.$M$1048576];[.$C$2]+3;0)" office:value-type="float" office:value="133" calcext:value-type="float">
            <text:p>133</text:p>
          </table:table-cell>
          <table:table-cell table:style-name="ce41" table:formula="of:=IF([.G21]=&quot;&quot;;&quot;00&quot;;[.G21])" office:value-type="float" office:value="133" calcext:value-type="float">
            <text:p>133</text:p>
          </table:table-cell>
          <table:table-cell table:style-name="ce43"/>
          <table:table-cell table:style-name="ce41" table:formula="of:=VLOOKUP([.E21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1];[.$F$2];[.H21];[.$I$2];[.J21];[.$L$2])" office:value-type="string" office:string-value="{ &quot;Blue Science&quot;, &quot;assembling-machine-2&quot;, 133, true }," calcext:value-type="string">
            <text:p>{ "Blue Science", "assembling-machine-2", 13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3]" office:value-type="string" office:string-value="steel-furnace" calcext:value-type="string">
            <text:p>steel-furnace</text:p>
          </table:table-cell>
          <table:table-cell table:style-name="ce43"/>
          <table:table-cell table:style-name="ce41" table:formula="of:=VLOOKUP([.E22];[$'Split Configuration (buildings)'.$B$1:.$M$1048576];[.$C$2]+3;0)" office:value-type="float" office:value="216" calcext:value-type="float">
            <text:p>216</text:p>
          </table:table-cell>
          <table:table-cell table:style-name="ce41" table:formula="of:=IF([.G22]=&quot;&quot;;&quot;00&quot;;[.G22])" office:value-type="float" office:value="216" calcext:value-type="float">
            <text:p>216</text:p>
          </table:table-cell>
          <table:table-cell table:style-name="ce43"/>
          <table:table-cell table:style-name="ce41" table:formula="of:=VLOOKUP([.E22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2];[.$F$2];[.H22];[.$I$2];[.J22];[.$L$2])" office:value-type="string" office:string-value="{ &quot;Blue Science&quot;, &quot;steel-furnace&quot;, 216, true }," calcext:value-type="string">
            <text:p>{ "Blue Science", "steel-furnace", 216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4]" office:value-type="string" office:string-value="pumpjack" calcext:value-type="string">
            <text:p>pumpjack</text:p>
          </table:table-cell>
          <table:table-cell table:style-name="ce43"/>
          <table:table-cell table:style-name="ce41" table:formula="of:=VLOOKUP([.E23];[$'Split Configuration (buildings)'.$B$1:.$M$1048576];[.$C$2]+3;0)" office:value-type="float" office:value="5" calcext:value-type="float">
            <text:p>5</text:p>
          </table:table-cell>
          <table:table-cell table:style-name="ce41" table:formula="of:=IF([.G23]=&quot;&quot;;&quot;00&quot;;[.G23])" office:value-type="float" office:value="5" calcext:value-type="float">
            <text:p>5</text:p>
          </table:table-cell>
          <table:table-cell table:style-name="ce43"/>
          <table:table-cell table:style-name="ce41" table:formula="of:=VLOOKUP([.E23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3];[.$F$2];[.H23];[.$I$2];[.J23];[.$L$2])" office:value-type="string" office:string-value="{ &quot;Blue Science&quot;, &quot;pumpjack&quot;, 5, true }," calcext:value-type="string">
            <text:p>{ "Blue Science", "pumpjack", 5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5]" office:value-type="string" office:string-value="oil-refinery" calcext:value-type="string">
            <text:p>oil-refinery</text:p>
          </table:table-cell>
          <table:table-cell table:style-name="ce43"/>
          <table:table-cell table:style-name="ce41" table:formula="of:=VLOOKUP([.E24];[$'Split Configuration (buildings)'.$B$1:.$M$1048576];[.$C$2]+3;0)" office:value-type="float" office:value="9" calcext:value-type="float">
            <text:p>9</text:p>
          </table:table-cell>
          <table:table-cell table:style-name="ce41" table:formula="of:=IF([.G24]=&quot;&quot;;&quot;00&quot;;[.G24])" office:value-type="float" office:value="9" calcext:value-type="float">
            <text:p>9</text:p>
          </table:table-cell>
          <table:table-cell table:style-name="ce43"/>
          <table:table-cell table:style-name="ce41" table:formula="of:=VLOOKUP([.E24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4];[.$F$2];[.H24];[.$I$2];[.J24];[.$L$2])" office:value-type="string" office:string-value="{ &quot;Blue Science&quot;, &quot;oil-refinery&quot;, 9, true }," calcext:value-type="string">
            <text:p>{ "Blue Science", "oil-refinery", 9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6]" office:value-type="string" office:string-value="chemical-plant" calcext:value-type="string">
            <text:p>chemical-plant</text:p>
          </table:table-cell>
          <table:table-cell table:style-name="ce43"/>
          <table:table-cell table:style-name="ce41" table:formula="of:=VLOOKUP([.E25];[$'Split Configuration (buildings)'.$B$1:.$M$1048576];[.$C$2]+3;0)" office:value-type="float" office:value="8" calcext:value-type="float">
            <text:p>8</text:p>
          </table:table-cell>
          <table:table-cell table:style-name="ce41" table:formula="of:=IF([.G25]=&quot;&quot;;&quot;00&quot;;[.G25])" office:value-type="float" office:value="8" calcext:value-type="float">
            <text:p>8</text:p>
          </table:table-cell>
          <table:table-cell table:style-name="ce43"/>
          <table:table-cell table:style-name="ce41" table:formula="of:=VLOOKUP([.E25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5];[.$F$2];[.H25];[.$I$2];[.J25];[.$L$2])" office:value-type="string" office:string-value="{ &quot;Blue Science&quot;, &quot;chemical-plant&quot;, 8, true }," calcext:value-type="string">
            <text:p>{ "Blue Science", "chemical-plant", 8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7]" office:value-type="string" office:string-value="storage-tank" calcext:value-type="string">
            <text:p>storage-tank</text:p>
          </table:table-cell>
          <table:table-cell table:style-name="ce43"/>
          <table:table-cell table:style-name="ce41" table:formula="of:=VLOOKUP([.E26];[$'Split Configuration (buildings)'.$B$1:.$M$1048576];[.$C$2]+3;0)" office:value-type="float" office:value="10" calcext:value-type="float">
            <text:p>10</text:p>
          </table:table-cell>
          <table:table-cell table:style-name="ce41" table:formula="of:=IF([.G26]=&quot;&quot;;&quot;00&quot;;[.G26])" office:value-type="float" office:value="10" calcext:value-type="float">
            <text:p>10</text:p>
          </table:table-cell>
          <table:table-cell table:style-name="ce43"/>
          <table:table-cell table:style-name="ce41" table:formula="of:=VLOOKUP([.E26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6];[.$F$2];[.H26];[.$I$2];[.J26];[.$L$2])" office:value-type="string" office:string-value="{ &quot;Blue Science&quot;, &quot;storage-tank&quot;, 10, true }," calcext:value-type="string">
            <text:p>{ "Blue Science", "storage-tank", 10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8]" office:value-type="string" office:string-value="storage-chest" calcext:value-type="string">
            <text:p>storage-chest</text:p>
          </table:table-cell>
          <table:table-cell table:style-name="ce43"/>
          <table:table-cell table:style-name="ce41" table:formula="of:=VLOOKUP([.E27];[$'Split Configuration (buildings)'.$B$1:.$M$1048576];[.$C$2]+3;0)" office:value-type="float" office:value="0" calcext:value-type="float">
            <text:p/>
          </table:table-cell>
          <table:table-cell table:style-name="ce41" table:formula="of:=IF([.G27]=&quot;&quot;;&quot;00&quot;;[.G27])" office:value-type="string" office:string-value="00" calcext:value-type="string">
            <text:p>00</text:p>
          </table:table-cell>
          <table:table-cell table:style-name="ce43"/>
          <table:table-cell table:style-name="ce41" table:formula="of:=VLOOKUP([.E27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7];[.$F$2];[.H27];[.$I$2];[.J27];[.$L$2])" office:value-type="string" office:string-value="{ &quot;Blue Science&quot;, &quot;storage-chest&quot;, 00, true }," calcext:value-type="string">
            <text:p>{ "Blue Science", "storage-chest", 00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29]" office:value-type="string" office:string-value="passive-provider-chest" calcext:value-type="string">
            <text:p>passive-provider-chest</text:p>
          </table:table-cell>
          <table:table-cell table:style-name="ce43"/>
          <table:table-cell table:style-name="ce41" table:formula="of:=VLOOKUP([.E28];[$'Split Configuration (buildings)'.$B$1:.$M$1048576];[.$C$2]+3;0)" office:value-type="float" office:value="0" calcext:value-type="float">
            <text:p/>
          </table:table-cell>
          <table:table-cell table:style-name="ce41" table:formula="of:=IF([.G28]=&quot;&quot;;&quot;00&quot;;[.G28])" office:value-type="string" office:string-value="00" calcext:value-type="string">
            <text:p>00</text:p>
          </table:table-cell>
          <table:table-cell table:style-name="ce43"/>
          <table:table-cell table:style-name="ce41" table:formula="of:=VLOOKUP([.E28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8];[.$F$2];[.H28];[.$I$2];[.J28];[.$L$2])" office:value-type="string" office:string-value="{ &quot;Blue Science&quot;, &quot;passive-provider-chest&quot;, 00, true }," calcext:value-type="string">
            <text:p>{ "Blue Science", "passive-provider-chest", 00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2" table:formula="of:=[$'Split Configuration (buildings)'.B30]" office:value-type="string" office:string-value="roboport" calcext:value-type="string">
            <text:p>roboport</text:p>
          </table:table-cell>
          <table:table-cell table:style-name="ce43"/>
          <table:table-cell table:style-name="ce41" table:formula="of:=VLOOKUP([.E29];[$'Split Configuration (buildings)'.$B$1:.$M$1048576];[.$C$2]+3;0)" office:value-type="float" office:value="0" calcext:value-type="float">
            <text:p/>
          </table:table-cell>
          <table:table-cell table:style-name="ce41" table:formula="of:=IF([.G29]=&quot;&quot;;&quot;00&quot;;[.G29])" office:value-type="string" office:string-value="00" calcext:value-type="string">
            <text:p>00</text:p>
          </table:table-cell>
          <table:table-cell table:style-name="ce43"/>
          <table:table-cell table:style-name="ce41" table:formula="of:=VLOOKUP([.E29];[$'Split Configuration (buildings)'.$B$1:.$M$1048576];3;0)" office:value-type="string" office:string-value="true" calcext:value-type="string">
            <text:p>true</text:p>
          </table:table-cell>
          <table:table-cell table:style-name="ce39"/>
          <table:table-cell table:style-name="ce43"/>
          <table:table-cell table:style-name="ce45" table:formula="of:=CONCATENATE([.$A$2];[.$B$2];[.$D$2];[.E29];[.$F$2];[.H29];[.$I$2];[.J29];[.$L$2])" office:value-type="string" office:string-value="{ &quot;Blue Science&quot;, &quot;roboport&quot;, 00, true }," calcext:value-type="string">
            <text:p>{ "Blue Science", "roboport", 00, true },</text:p>
          </table:table-cell>
          <table:table-cell table:number-columns-repeated="101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at BuildingsAddressList " table:style-name="ta4">
        <table:table-column table:style-name="co9" table:default-cell-style-name="Default"/>
        <table:table-column table:style-name="co25" table:default-cell-style-name="Default"/>
        <table:table-column table:style-name="co9" table:number-columns-repeated="3" table:default-cell-style-name="Default"/>
        <table:table-column table:style-name="co33" table:default-cell-style-name="Default"/>
        <table:table-column table:style-name="co9" table:number-columns-repeated="1018" table:default-cell-style-name="Default"/>
        <table:table-row table:style-name="ro1">
          <table:table-cell table:style-name="ce46" office:value-type="string" calcext:value-type="string">
            <text:p>BuildingsAddressList</text:p>
          </table:table-cell>
          <table:table-cell table:style-name="ce43" table:number-columns-repeated="5"/>
          <table:table-cell table:number-columns-repeated="1018"/>
        </table:table-row>
        <table:table-row table:style-name="ro1">
          <table:table-cell table:style-name="ce47" office:value-type="string" calcext:value-type="string">
            <text:p>Start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Between</text:p>
          </table:table-cell>
          <table:table-cell table:style-name="ce47" office:value-type="string" calcext:value-type="string">
            <text:p>Adress</text:p>
          </table:table-cell>
          <table:table-cell table:style-name="ce47" office:value-type="string" calcext:value-type="string">
            <text:p>End</text:p>
          </table:table-cell>
          <table:table-cell table:style-name="ce47" office:value-type="string" calcext:value-type="string">
            <text:p>To copy/paste in BuildingsAddressList section</text:p>
          </table:table-cell>
          <table:table-cell table:number-columns-repeated="1018"/>
        </table:table-row>
        <table:table-row table:style-name="ro1">
          <table:table-cell table:style-name="ce39" office:value-type="string" calcext:value-type="string">
            <text:p>{ "</text:p>
          </table:table-cell>
          <table:table-cell table:style-name="ce42" table:formula="of:=[$'Split Configuration (buildings)'.B3]" office:value-type="string" office:string-value="stone-furnace" calcext:value-type="string">
            <text:p>stone-furnace</text:p>
          </table:table-cell>
          <table:table-cell table:style-name="ce39" office:value-type="string" calcext:value-type="string">
            <text:p>", 0x</text:p>
          </table:table-cell>
          <table:table-cell table:style-name="ce42" table:formula="of:=[$'Split Configuration (buildings)'.C3]" office:value-type="string" office:string-value="3A4" calcext:value-type="string">
            <text:p>3A4</text:p>
          </table:table-cell>
          <table:table-cell table:style-name="ce39" office:value-type="string" calcext:value-type="string">
            <text:p><text:s/>},</text:p>
          </table:table-cell>
          <table:table-cell table:style-name="ce48" table:formula="of:=CONCATENATE([.$A$3];[.B3];[.$C$3];[.D3];[.$E$3])" office:value-type="string" office:string-value="{ &quot;stone-furnace&quot;, 0x3A4 }," calcext:value-type="string">
            <text:p>{ "stone-furnace", 0x3A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4]" office:value-type="string" office:string-value="burner-mining-drill" calcext:value-type="string">
            <text:p>burner-mining-drill</text:p>
          </table:table-cell>
          <table:table-cell table:style-name="ce43"/>
          <table:table-cell table:style-name="ce42" table:formula="of:=[$'Split Configuration (buildings)'.C4]" office:value-type="string" office:string-value="F4" calcext:value-type="string">
            <text:p>F4</text:p>
          </table:table-cell>
          <table:table-cell table:style-name="ce43"/>
          <table:table-cell table:style-name="ce48" table:formula="of:=CONCATENATE([.$A$3];[.B4];[.$C$3];[.D4];[.$E$3])" office:value-type="string" office:string-value="{ &quot;burner-mining-drill&quot;, 0xF4 }," calcext:value-type="string">
            <text:p>{ "burner-mining-drill", 0xF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5]" office:value-type="string" office:string-value="iron-chest" calcext:value-type="string">
            <text:p>iron-chest</text:p>
          </table:table-cell>
          <table:table-cell table:style-name="ce43"/>
          <table:table-cell table:style-name="ce42" table:formula="of:=[$'Split Configuration (buildings)'.C5]" office:value-type="string" office:string-value="39C" calcext:value-type="string">
            <text:p>39C</text:p>
          </table:table-cell>
          <table:table-cell table:style-name="ce43"/>
          <table:table-cell table:style-name="ce48" table:formula="of:=CONCATENATE([.$A$3];[.B5];[.$C$3];[.D5];[.$E$3])" office:value-type="string" office:string-value="{ &quot;iron-chest&quot;, 0x39C }," calcext:value-type="string">
            <text:p>{ "iron-chest", 0x39C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6]" office:value-type="string" office:string-value="offshore-pump" calcext:value-type="string">
            <text:p>offshore-pump</text:p>
          </table:table-cell>
          <table:table-cell table:style-name="ce43"/>
          <table:table-cell table:style-name="ce42" table:formula="of:=[$'Split Configuration (buildings)'.C6]" office:value-type="string" office:string-value="2CC" calcext:value-type="string">
            <text:p>2CC</text:p>
          </table:table-cell>
          <table:table-cell table:style-name="ce43"/>
          <table:table-cell table:style-name="ce48" table:formula="of:=CONCATENATE([.$A$3];[.B6];[.$C$3];[.D6];[.$E$3])" office:value-type="string" office:string-value="{ &quot;offshore-pump&quot;, 0x2CC }," calcext:value-type="string">
            <text:p>{ "offshore-pump", 0x2CC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7]" office:value-type="string" office:string-value="boiler" calcext:value-type="string">
            <text:p>boiler</text:p>
          </table:table-cell>
          <table:table-cell table:style-name="ce43"/>
          <table:table-cell table:style-name="ce42" table:formula="of:=[$'Split Configuration (buildings)'.C7]" office:value-type="string" office:string-value="E8" calcext:value-type="string">
            <text:p>E8</text:p>
          </table:table-cell>
          <table:table-cell table:style-name="ce43"/>
          <table:table-cell table:style-name="ce48" table:formula="of:=CONCATENATE([.$A$3];[.B7];[.$C$3];[.D7];[.$E$3])" office:value-type="string" office:string-value="{ &quot;boiler&quot;, 0xE8 }," calcext:value-type="string">
            <text:p>{ "boiler", 0xE8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8]" office:value-type="string" office:string-value="steam-engine" calcext:value-type="string">
            <text:p>steam-engine</text:p>
          </table:table-cell>
          <table:table-cell table:style-name="ce43"/>
          <table:table-cell table:style-name="ce42" table:formula="of:=[$'Split Configuration (buildings)'.C8]" office:value-type="string" office:string-value="394" calcext:value-type="string">
            <text:p>394</text:p>
          </table:table-cell>
          <table:table-cell table:style-name="ce43"/>
          <table:table-cell table:style-name="ce48" table:formula="of:=CONCATENATE([.$A$3];[.B8];[.$C$3];[.D8];[.$E$3])" office:value-type="string" office:string-value="{ &quot;steam-engine&quot;, 0x394 }," calcext:value-type="string">
            <text:p>{ "steam-engine", 0x39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9]" office:value-type="string" office:string-value="pump" calcext:value-type="string">
            <text:p>pump</text:p>
          </table:table-cell>
          <table:table-cell table:style-name="ce43"/>
          <table:table-cell table:style-name="ce42" table:formula="of:=[$'Split Configuration (buildings)'.C9]" office:value-type="string" office:string-value="300" calcext:value-type="string">
            <text:p>300</text:p>
          </table:table-cell>
          <table:table-cell table:style-name="ce43"/>
          <table:table-cell table:style-name="ce48" table:formula="of:=CONCATENATE([.$A$3];[.B9];[.$C$3];[.D9];[.$E$3])" office:value-type="string" office:string-value="{ &quot;pump&quot;, 0x300 }," calcext:value-type="string">
            <text:p>{ "pump", 0x300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0]" office:value-type="string" office:string-value="electric-mining-drill" calcext:value-type="string">
            <text:p>electric-mining-drill</text:p>
          </table:table-cell>
          <table:table-cell table:style-name="ce43"/>
          <table:table-cell table:style-name="ce42" table:formula="of:=[$'Split Configuration (buildings)'.C10]" office:value-type="string" office:string-value="198" calcext:value-type="string">
            <text:p>198</text:p>
          </table:table-cell>
          <table:table-cell table:style-name="ce43"/>
          <table:table-cell table:style-name="ce48" table:formula="of:=CONCATENATE([.$A$3];[.B10];[.$C$3];[.D10];[.$E$3])" office:value-type="string" office:string-value="{ &quot;electric-mining-drill&quot;, 0x198 }," calcext:value-type="string">
            <text:p>{ "electric-mining-drill", 0x198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1]" office:value-type="string" office:string-value="small-electric-pole" calcext:value-type="string">
            <text:p>small-electric-pole</text:p>
          </table:table-cell>
          <table:table-cell table:style-name="ce43"/>
          <table:table-cell table:style-name="ce42" table:formula="of:=[$'Split Configuration (buildings)'.C11]" office:value-type="string" office:string-value="33C" calcext:value-type="string">
            <text:p>33C</text:p>
          </table:table-cell>
          <table:table-cell table:style-name="ce43"/>
          <table:table-cell table:style-name="ce48" table:formula="of:=CONCATENATE([.$A$3];[.B11];[.$C$3];[.D11];[.$E$3])" office:value-type="string" office:string-value="{ &quot;small-electric-pole&quot;, 0x33C }," calcext:value-type="string">
            <text:p>{ "small-electric-pole", 0x33C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2]" office:value-type="string" office:string-value="lab" calcext:value-type="string">
            <text:p>lab</text:p>
          </table:table-cell>
          <table:table-cell table:style-name="ce43"/>
          <table:table-cell table:style-name="ce42" table:formula="of:=[$'Split Configuration (buildings)'.C12]" office:value-type="string" office:string-value="25C" calcext:value-type="string">
            <text:p>25C</text:p>
          </table:table-cell>
          <table:table-cell table:style-name="ce43"/>
          <table:table-cell table:style-name="ce48" table:formula="of:=CONCATENATE([.$A$3];[.B12];[.$C$3];[.D12];[.$E$3])" office:value-type="string" office:string-value="{ &quot;lab&quot;, 0x25C }," calcext:value-type="string">
            <text:p>{ "lab", 0x25C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3]" office:value-type="string" office:string-value="pipe" calcext:value-type="string">
            <text:p>pipe</text:p>
          </table:table-cell>
          <table:table-cell table:style-name="ce43"/>
          <table:table-cell table:style-name="ce42" table:formula="of:=[$'Split Configuration (buildings)'.C13]" office:value-type="string" office:string-value="2E0" calcext:value-type="string">
            <text:p>2E0</text:p>
          </table:table-cell>
          <table:table-cell table:style-name="ce43"/>
          <table:table-cell table:style-name="ce48" table:formula="of:=CONCATENATE([.$A$3];[.B13];[.$C$3];[.D13];[.$E$3])" office:value-type="string" office:string-value="{ &quot;pipe&quot;, 0x2E0 }," calcext:value-type="string">
            <text:p>{ "pipe", 0x2E0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4]" office:value-type="string" office:string-value="pipe-to-ground" calcext:value-type="string">
            <text:p>pipe-to-ground</text:p>
          </table:table-cell>
          <table:table-cell table:style-name="ce43"/>
          <table:table-cell table:style-name="ce42" table:formula="of:=[$'Split Configuration (buildings)'.C14]" office:value-type="string" office:string-value="2E4" calcext:value-type="string">
            <text:p>2E4</text:p>
          </table:table-cell>
          <table:table-cell table:style-name="ce43"/>
          <table:table-cell table:style-name="ce48" table:formula="of:=CONCATENATE([.$A$3];[.B14];[.$C$3];[.D14];[.$E$3])" office:value-type="string" office:string-value="{ &quot;pipe-to-ground&quot;, 0x2E4 }," calcext:value-type="string">
            <text:p>{ "pipe-to-ground", 0x2E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5]" office:value-type="string" office:string-value="assembling-machine-1" calcext:value-type="string">
            <text:p>assembling-machine-1</text:p>
          </table:table-cell>
          <table:table-cell table:style-name="ce43"/>
          <table:table-cell table:style-name="ce42" table:formula="of:=[$'Split Configuration (buildings)'.C15]" office:value-type="string" office:string-value="70" calcext:value-type="string">
            <text:p>70</text:p>
          </table:table-cell>
          <table:table-cell table:style-name="ce43"/>
          <table:table-cell table:style-name="ce48" table:formula="of:=CONCATENATE([.$A$3];[.B15];[.$C$3];[.D15];[.$E$3])" office:value-type="string" office:string-value="{ &quot;assembling-machine-1&quot;, 0x70 }," calcext:value-type="string">
            <text:p>{ "assembling-machine-1", 0x70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6]" office:value-type="string" office:string-value="express-inserter" calcext:value-type="string">
            <text:p>express-inserter</text:p>
          </table:table-cell>
          <table:table-cell table:style-name="ce43"/>
          <table:table-cell table:style-name="ce42" table:formula="of:=[$'Split Configuration (buildings)'.C16]" office:value-type="string" office:string-value="24C" calcext:value-type="string">
            <text:p>24C</text:p>
          </table:table-cell>
          <table:table-cell table:style-name="ce43"/>
          <table:table-cell table:style-name="ce48" table:formula="of:=CONCATENATE([.$A$3];[.B16];[.$C$3];[.D16];[.$E$3])" office:value-type="string" office:string-value="{ &quot;express-inserter&quot;, 0x24C }," calcext:value-type="string">
            <text:p>{ "express-inserter", 0x24C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7]" office:value-type="string" office:string-value="express-belt" calcext:value-type="string">
            <text:p>express-belt</text:p>
          </table:table-cell>
          <table:table-cell table:style-name="ce43"/>
          <table:table-cell table:style-name="ce42" table:formula="of:=[$'Split Configuration (buildings)'.C17]" office:value-type="string" office:string-value="3D0" calcext:value-type="string">
            <text:p>3D0</text:p>
          </table:table-cell>
          <table:table-cell table:style-name="ce43"/>
          <table:table-cell table:style-name="ce48" table:formula="of:=CONCATENATE([.$A$3];[.B17];[.$C$3];[.D17];[.$E$3])" office:value-type="string" office:string-value="{ &quot;express-belt&quot;, 0x3D0 }," calcext:value-type="string">
            <text:p>{ "express-belt", 0x3D0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8]" office:value-type="string" office:string-value="express-splitter" calcext:value-type="string">
            <text:p>express-splitter</text:p>
          </table:table-cell>
          <table:table-cell table:style-name="ce43"/>
          <table:table-cell table:style-name="ce42" table:formula="of:=[$'Split Configuration (buildings)'.C18]" office:value-type="string" office:string-value="388" calcext:value-type="string">
            <text:p>388</text:p>
          </table:table-cell>
          <table:table-cell table:style-name="ce43"/>
          <table:table-cell table:style-name="ce48" table:formula="of:=CONCATENATE([.$A$3];[.B18];[.$C$3];[.D18];[.$E$3])" office:value-type="string" office:string-value="{ &quot;express-splitter&quot;, 0x388 }," calcext:value-type="string">
            <text:p>{ "express-splitter", 0x388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19]" office:value-type="string" office:string-value="long-handed-inserter" calcext:value-type="string">
            <text:p>long-handed-inserter</text:p>
          </table:table-cell>
          <table:table-cell table:style-name="ce43"/>
          <table:table-cell table:style-name="ce42" table:formula="of:=[$'Split Configuration (buildings)'.C19]" office:value-type="string" office:string-value="2A4" calcext:value-type="string">
            <text:p>2A4</text:p>
          </table:table-cell>
          <table:table-cell table:style-name="ce43"/>
          <table:table-cell table:style-name="ce48" table:formula="of:=CONCATENATE([.$A$3];[.B19];[.$C$3];[.D19];[.$E$3])" office:value-type="string" office:string-value="{ &quot;long-handed-inserter&quot;, 0x2A4 }," calcext:value-type="string">
            <text:p>{ "long-handed-inserter", 0x2A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0]" office:value-type="string" office:string-value="fast-inserter" calcext:value-type="string">
            <text:p>fast-inserter</text:p>
          </table:table-cell>
          <table:table-cell table:style-name="ce43"/>
          <table:table-cell table:style-name="ce42" table:formula="of:=[$'Split Configuration (buildings)'.C20]" office:value-type="string" office:string-value="1E4" calcext:value-type="string">
            <text:p>1E4</text:p>
          </table:table-cell>
          <table:table-cell table:style-name="ce43"/>
          <table:table-cell table:style-name="ce48" table:formula="of:=CONCATENATE([.$A$3];[.B20];[.$C$3];[.D20];[.$E$3])" office:value-type="string" office:string-value="{ &quot;fast-inserter&quot;, 0x1E4 }," calcext:value-type="string">
            <text:p>{ "fast-inserter", 0x1E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1]" office:value-type="string" office:string-value="underground-belt" calcext:value-type="string">
            <text:p>underground-belt</text:p>
          </table:table-cell>
          <table:table-cell table:style-name="ce43"/>
          <table:table-cell table:style-name="ce42" table:formula="of:=[$'Split Configuration (buildings)'.C21]" office:value-type="string" office:string-value="3E0" calcext:value-type="string">
            <text:p>3E0</text:p>
          </table:table-cell>
          <table:table-cell table:style-name="ce43"/>
          <table:table-cell table:style-name="ce48" table:formula="of:=CONCATENATE([.$A$3];[.B21];[.$C$3];[.D21];[.$E$3])" office:value-type="string" office:string-value="{ &quot;underground-belt&quot;, 0x3E0 }," calcext:value-type="string">
            <text:p>{ "underground-belt", 0x3E0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2]" office:value-type="string" office:string-value="assembling-machine-2" calcext:value-type="string">
            <text:p>assembling-machine-2</text:p>
          </table:table-cell>
          <table:table-cell table:style-name="ce43"/>
          <table:table-cell table:style-name="ce42" table:formula="of:=[$'Split Configuration (buildings)'.C22]" office:value-type="string" office:string-value="74" calcext:value-type="string">
            <text:p>74</text:p>
          </table:table-cell>
          <table:table-cell table:style-name="ce43"/>
          <table:table-cell table:style-name="ce48" table:formula="of:=CONCATENATE([.$A$3];[.B22];[.$C$3];[.D22];[.$E$3])" office:value-type="string" office:string-value="{ &quot;assembling-machine-2&quot;, 0x74 }," calcext:value-type="string">
            <text:p>{ "assembling-machine-2", 0x7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3]" office:value-type="string" office:string-value="steel-furnace" calcext:value-type="string">
            <text:p>steel-furnace</text:p>
          </table:table-cell>
          <table:table-cell table:style-name="ce43"/>
          <table:table-cell table:style-name="ce42" table:formula="of:=[$'Split Configuration (buildings)'.C23]" office:value-type="string" office:string-value="3A0" calcext:value-type="string">
            <text:p>3A0</text:p>
          </table:table-cell>
          <table:table-cell table:style-name="ce43"/>
          <table:table-cell table:style-name="ce48" table:formula="of:=CONCATENATE([.$A$3];[.B23];[.$C$3];[.D23];[.$E$3])" office:value-type="string" office:string-value="{ &quot;steel-furnace&quot;, 0x3A0 }," calcext:value-type="string">
            <text:p>{ "steel-furnace", 0x3A0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4]" office:value-type="string" office:string-value="pumpjack" calcext:value-type="string">
            <text:p>pumpjack</text:p>
          </table:table-cell>
          <table:table-cell table:style-name="ce43"/>
          <table:table-cell table:style-name="ce42" table:formula="of:=[$'Split Configuration (buildings)'.C24]" office:value-type="string" office:string-value="304" calcext:value-type="string">
            <text:p>304</text:p>
          </table:table-cell>
          <table:table-cell table:style-name="ce43"/>
          <table:table-cell table:style-name="ce48" table:formula="of:=CONCATENATE([.$A$3];[.B24];[.$C$3];[.D24];[.$E$3])" office:value-type="string" office:string-value="{ &quot;pumpjack&quot;, 0x304 }," calcext:value-type="string">
            <text:p>{ "pumpjack", 0x30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5]" office:value-type="string" office:string-value="oil-refinery" calcext:value-type="string">
            <text:p>oil-refinery</text:p>
          </table:table-cell>
          <table:table-cell table:style-name="ce43"/>
          <table:table-cell table:style-name="ce42" table:formula="of:=[$'Split Configuration (buildings)'.C25]" office:value-type="string" office:string-value="2D0" calcext:value-type="string">
            <text:p>2D0</text:p>
          </table:table-cell>
          <table:table-cell table:style-name="ce43"/>
          <table:table-cell table:style-name="ce48" table:formula="of:=CONCATENATE([.$A$3];[.B25];[.$C$3];[.D25];[.$E$3])" office:value-type="string" office:string-value="{ &quot;oil-refinery&quot;, 0x2D0 }," calcext:value-type="string">
            <text:p>{ "oil-refinery", 0x2D0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6]" office:value-type="string" office:string-value="chemical-plant" calcext:value-type="string">
            <text:p>chemical-plant</text:p>
          </table:table-cell>
          <table:table-cell table:style-name="ce43"/>
          <table:table-cell table:style-name="ce42" table:formula="of:=[$'Split Configuration (buildings)'.C26]" office:value-type="string" office:string-value="10C" calcext:value-type="string">
            <text:p>10C</text:p>
          </table:table-cell>
          <table:table-cell table:style-name="ce43"/>
          <table:table-cell table:style-name="ce48" table:formula="of:=CONCATENATE([.$A$3];[.B26];[.$C$3];[.D26];[.$E$3])" office:value-type="string" office:string-value="{ &quot;chemical-plant&quot;, 0x10C }," calcext:value-type="string">
            <text:p>{ "chemical-plant", 0x10C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7]" office:value-type="string" office:string-value="storage-tank" calcext:value-type="string">
            <text:p>storage-tank</text:p>
          </table:table-cell>
          <table:table-cell table:style-name="ce43"/>
          <table:table-cell table:style-name="ce42" table:formula="of:=[$'Split Configuration (buildings)'.C27]" office:value-type="string" office:string-value="3AC" calcext:value-type="string">
            <text:p>3AC</text:p>
          </table:table-cell>
          <table:table-cell table:style-name="ce43"/>
          <table:table-cell table:style-name="ce48" table:formula="of:=CONCATENATE([.$A$3];[.B27];[.$C$3];[.D27];[.$E$3])" office:value-type="string" office:string-value="{ &quot;storage-tank&quot;, 0x3AC }," calcext:value-type="string">
            <text:p>{ "storage-tank", 0x3AC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8]" office:value-type="string" office:string-value="storage-chest" calcext:value-type="string">
            <text:p>storage-chest</text:p>
          </table:table-cell>
          <table:table-cell table:style-name="ce43"/>
          <table:table-cell table:style-name="ce42" table:formula="of:=[$'Split Configuration (buildings)'.C28]" office:value-type="string" office:string-value="29C" calcext:value-type="string">
            <text:p>29C</text:p>
          </table:table-cell>
          <table:table-cell table:style-name="ce43"/>
          <table:table-cell table:style-name="ce48" table:formula="of:=CONCATENATE([.$A$3];[.B28];[.$C$3];[.D28];[.$E$3])" office:value-type="string" office:string-value="{ &quot;storage-chest&quot;, 0x29C }," calcext:value-type="string">
            <text:p>{ "storage-chest", 0x29C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29]" office:value-type="string" office:string-value="passive-provider-chest" calcext:value-type="string">
            <text:p>passive-provider-chest</text:p>
          </table:table-cell>
          <table:table-cell table:style-name="ce43"/>
          <table:table-cell table:style-name="ce42" table:formula="of:=[$'Split Configuration (buildings)'.C29]" office:value-type="string" office:string-value="294" calcext:value-type="string">
            <text:p>294</text:p>
          </table:table-cell>
          <table:table-cell table:style-name="ce43"/>
          <table:table-cell table:style-name="ce48" table:formula="of:=CONCATENATE([.$A$3];[.B29];[.$C$3];[.D29];[.$E$3])" office:value-type="string" office:string-value="{ &quot;passive-provider-chest&quot;, 0x294 }," calcext:value-type="string">
            <text:p>{ "passive-provider-chest", 0x294 },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2" table:formula="of:=[$'Split Configuration (buildings)'.B30]" office:value-type="string" office:string-value="roboport" calcext:value-type="string">
            <text:p>roboport</text:p>
          </table:table-cell>
          <table:table-cell table:style-name="ce43"/>
          <table:table-cell table:style-name="ce42" table:formula="of:=[$'Split Configuration (buildings)'.C30]" office:value-type="string" office:string-value="314" calcext:value-type="string">
            <text:p>314</text:p>
          </table:table-cell>
          <table:table-cell table:style-name="ce43"/>
          <table:table-cell table:style-name="ce48" table:formula="of:=CONCATENATE([.$A$3];[.B30];[.$C$3];[.D30];[.$E$3])" office:value-type="string" office:string-value="{ &quot;roboport&quot;, 0x314 }," calcext:value-type="string">
            <text:p>{ "roboport", 0x314 },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Split Configuration (buildings)'.A2:'Split Configuration (buildings)'.M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earch" style:display-name="PageStyle_Re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at_20_BuildingSplitsConfig" style:display-name="PageStyle_Concat BuildingSplitsConf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lit_20_Configuration_20__28_buildings_29_" style:display-name="PageStyle_Split Configuration (building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at_20_BuildingsAddressList_20_" style:display-name="PageStyle_Concat BuildingsAddressList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_20_of_20_building" style:display-name="PageStyle_Number of buil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4T14:08:49.102000000</dc:date>
    <meta:editing-duration>PT1M2S</meta:editing-duration>
    <meta:editing-cycles>1</meta:editing-cycles>
    <meta:document-statistic meta:table-count="4" meta:cell-count="703" meta:object-count="0"/>
    <meta:generator>LibreOffice/6.0.6.2$Windows_X86_64 LibreOffice_project/0c292870b25a325b5ed35f6b45599d2ea4458e77</meta:generator>
  </office:meta>
</office:document-meta>
</file>